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" table:style-name="ta1">
        <table:shapes>
          <draw:frame draw:z-index="0" draw:style-name="gr1" draw:text-style-name="P1" svg:width="453.71pt" svg:height="255.23pt" svg:x="61.51pt" svg:y="112.2pt">
            <draw:object draw:notify-on-update-of-ranges="plot.K3:plot.K9 plot.L2:plot.L2 plot.L3:plot.L9 plot.M2:plot.M2 plot.M3:plot.M9 plot.N2:plot.N2 plot.N3:plot.N9 plot.O2:plot.O2 plot.O3:plot.O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71pt" svg:height="255.23pt" svg:x="1200.81pt" svg:y="125.74pt">
            <draw:object draw:notify-on-update-of-ranges="plot.K12:plot.K20 plot.L11:plot.L11 plot.L12:plot.L20 plot.M11:plot.M11 plot.M12:plot.M20 plot.N11:plot.N11 plot.N12:plot.N20 plot.O11:plot.O11 plot.O12:plot.O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71pt" svg:height="255.23pt" svg:x="60.69pt" svg:y="371.14pt">
            <draw:object draw:notify-on-update-of-ranges="plot.P3:plot.P9 plot.Q2:plot.Q2 plot.Q3:plot.Q9 plot.R2:plot.R2 plot.R3:plot.R9 plot.S2:plot.S2 plot.S3:plot.S9 plot.T2:plot.T2 plot.T3:plot.T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/>
          <table:table-cell table:style-name="ce1" table:number-columns-repeated="4"/>
          <table:table-cell office:value-type="string" calcext:value-type="string" table:number-columns-spanned="4" table:number-rows-spanned="1">
            <text:p>No stiffness</text:p>
          </table:table-cell>
          <table:covered-table-cell table:number-columns-repeated="2" table:style-name="ce1"/>
          <table:covered-table-cell/>
          <table:table-cell table:number-columns-repeated="2"/>
          <table:table-cell table:style-name="ce1" table:number-columns-repeated="5"/>
          <table:table-cell office:value-type="string" calcext:value-type="string" table:number-columns-spanned="4" table:number-rows-spanned="1">
            <text:p>No stiffness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Stiffness</text:p>
          </table:table-cell>
          <table:table-cell table:style-name="ce1" office:value-type="float" office:value="20000" calcext:value-type="float">
            <text:p>2.00E+04</text:p>
          </table:table-cell>
          <table:table-cell table:style-name="ce1" office:value-type="float" office:value="200000" calcext:value-type="float">
            <text:p>2.00E+05</text:p>
          </table:table-cell>
          <table:table-cell table:style-name="ce1" office:value-type="float" office:value="2000000" calcext:value-type="float">
            <text:p>2.00E+06</text:p>
          </table:table-cell>
          <table:table-cell table:style-name="ce1" office:value-type="float" office:value="2000000000" calcext:value-type="float">
            <text:p>2.00E+09</text:p>
          </table:table-cell>
          <table:table-cell table:style-name="ce1" office:value-type="float" office:value="20000" calcext:value-type="float">
            <text:p>2.00E+04</text:p>
          </table:table-cell>
          <table:table-cell table:style-name="ce1" office:value-type="float" office:value="200000" calcext:value-type="float">
            <text:p>2.00E+05</text:p>
          </table:table-cell>
          <table:table-cell table:style-name="ce1" office:value-type="float" office:value="2000000" calcext:value-type="float">
            <text:p>2.00E+06</text:p>
          </table:table-cell>
          <table:table-cell table:style-name="ce1" office:value-type="float" office:value="2000000000" calcext:value-type="float">
            <text:p>2.00E+09</text:p>
          </table:table-cell>
          <table:table-cell/>
          <table:table-cell office:value-type="string" calcext:value-type="string">
            <text:p>Stiffness</text:p>
          </table:table-cell>
          <table:table-cell table:style-name="ce1" office:value-type="float" office:value="20000" calcext:value-type="float">
            <text:p>2.00E+04</text:p>
          </table:table-cell>
          <table:table-cell table:style-name="ce1" office:value-type="float" office:value="200000" calcext:value-type="float">
            <text:p>2.00E+05</text:p>
          </table:table-cell>
          <table:table-cell table:style-name="ce1" office:value-type="float" office:value="2000000" calcext:value-type="float">
            <text:p>2.00E+06</text:p>
          </table:table-cell>
          <table:table-cell table:style-name="ce1" office:value-type="float" office:value="2000000000" calcext:value-type="float">
            <text:p>2.00E+09</text:p>
          </table:table-cell>
          <table:table-cell office:value-type="string" calcext:value-type="string">
            <text:p>Stiffness</text:p>
          </table:table-cell>
          <table:table-cell table:style-name="ce1" office:value-type="float" office:value="20000" calcext:value-type="float">
            <text:p>2.00E+04</text:p>
          </table:table-cell>
          <table:table-cell table:style-name="ce1" office:value-type="float" office:value="200000" calcext:value-type="float">
            <text:p>2.00E+05</text:p>
          </table:table-cell>
          <table:table-cell table:style-name="ce1" office:value-type="float" office:value="2000000" calcext:value-type="float">
            <text:p>2.00E+06</text:p>
          </table:table-cell>
          <table:table-cell table:style-name="ce1" office:value-type="float" office:value="2000000000" calcext:value-type="float">
            <text:p>2.00E+09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office:value-type="string" calcext:value-type="string">
            <text:p>asymmetrical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ymmetric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banan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hee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es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lem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on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pon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n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ang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triang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an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angle_mult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riangle_multi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iangle_multi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table:number-columns-repeated="9"/>
          <table:table-cell office:value-type="string" calcext:value-type="string">
            <text:p>Sha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GAD</text:p>
          </table:table-cell>
          <table:table-cell table:style-name="ce1" office:value-type="float" office:value="20000" calcext:value-type="float">
            <text:p>2.00E+04</text:p>
          </table:table-cell>
          <table:table-cell table:number-columns-repeated="2" table:style-name="ce1" office:value-type="float" office:value="200000" calcext:value-type="float">
            <text:p>2.00E+05</text:p>
          </table:table-cell>
          <table:table-cell table:style-name="ce1" office:value-type="float" office:value="2000000" calcext:value-type="float">
            <text:p>2.00E+06</text:p>
          </table:table-cell>
          <table:table-cell table:style-name="ce1" table:number-columns-repeated="3"/>
          <table:table-cell table:number-columns-repeated="2"/>
          <table:table-cell office:value-type="string" calcext:value-type="string">
            <text:p>EGAD</text:p>
          </table:table-cell>
          <table:table-cell table:style-name="ce1" office:value-type="float" office:value="20000" calcext:value-type="float">
            <text:p>2.00E+04</text:p>
          </table:table-cell>
          <table:table-cell table:style-name="ce1" office:value-type="float" office:value="200000" calcext:value-type="float">
            <text:p>2.00E+05</text:p>
          </table:table-cell>
          <table:table-cell table:style-name="ce1" office:value-type="float" office:value="2000000" calcext:value-type="float">
            <text:p>2.00E+06</text:p>
          </table:table-cell>
          <table:table-cell table:style-name="ce1" office:value-type="float" office:value="2000000000" calcext:value-type="float">
            <text:p>2.00E+09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9"/>
          <table:table-cell office:value-type="string" calcext:value-type="string">
            <text:p>A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A3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6:30:47.824012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0T18:29:26.244695869</dc:date>
    <meta:editing-duration>PT5H6S</meta:editing-duration>
    <meta:editing-cycles>17</meta:editing-cycles>
    <meta:generator>LibreOffice/6.0.7.3$Linux_X86_64 LibreOffice_project/00m0$Build-3</meta:generator>
    <meta:document-statistic meta:table-count="1" meta:cell-count="169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5.763cm" svg:y="0.316cm" chart:style-name="ch2">
          <text:p>Shake (with stiffness)</text:p>
        </chart:title>
        <chart:legend chart:legend-position="end" svg:x="13.77cm" svg:y="3.456cm" style:legend-expansion="high" chart:style-name="ch3"/>
        <chart:plot-area chart:style-name="ch4" table:cell-range-address="plot.K2:plot.O9" chart:data-source-has-labels="both" svg:x="0.32cm" svg:y="1.275cm" svg:width="13.13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33cm" svg:y="1.275cm" svg:width="12.324cm" svg:height="6.90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ot.K3:plot.K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ot.L3:plot.L9" chart:label-cell-address="plot.L2:plot.L2" chart:class="chart:bar">
            <chart:data-point chart:repeated="7"/>
          </chart:series>
          <chart:series chart:style-name="ch10" chart:values-cell-range-address="plot.M3:plot.M9" chart:label-cell-address="plot.M2:plot.M2" chart:class="chart:bar">
            <chart:data-point chart:repeated="7"/>
          </chart:series>
          <chart:series chart:style-name="ch11" chart:values-cell-range-address="plot.N3:plot.N9" chart:label-cell-address="plot.N2:plot.N2" chart:class="chart:bar">
            <chart:data-point chart:repeated="7"/>
          </chart:series>
          <chart:series chart:style-name="ch12" chart:values-cell-range-address="plot.O3:plot.O9" chart:label-cell-address="plot.O2:plot.O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00E+04</text:p>
                <draw:g>
                  <svg:desc>plot.L2:plot.L2</svg:desc>
                </draw:g>
              </table:table-cell>
              <table:table-cell office:value-type="string">
                <text:p>2.00E+05</text:p>
                <draw:g>
                  <svg:desc>plot.M2:plot.M2</svg:desc>
                </draw:g>
              </table:table-cell>
              <table:table-cell office:value-type="string">
                <text:p>2.00E+06</text:p>
                <draw:g>
                  <svg:desc>plot.N2:plot.N2</svg:desc>
                </draw:g>
              </table:table-cell>
              <table:table-cell office:value-type="string">
                <text:p>2.00E+09</text:p>
                <draw:g>
                  <svg:desc>plot.O2:plot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ymmetrical</text:p>
                <draw:g>
                  <svg:desc>plot.K3:plot.K9</svg:desc>
                </draw:g>
              </table:table-cell>
              <table:table-cell office:value-type="float" office:value="4">
                <text:p>4</text:p>
                <draw:g>
                  <svg:desc>plot.L3:plot.L9</svg:desc>
                </draw:g>
              </table:table-cell>
              <table:table-cell office:value-type="float" office:value="4">
                <text:p>4</text:p>
                <draw:g>
                  <svg:desc>plot.M3:plot.M9</svg:desc>
                </draw:g>
              </table:table-cell>
              <table:table-cell office:value-type="float" office:value="4">
                <text:p>4</text:p>
                <draw:g>
                  <svg:desc>plot.N3:plot.N9</svg:desc>
                </draw:g>
              </table:table-cell>
              <table:table-cell office:value-type="float" office:value="3">
                <text:p>3</text:p>
                <draw:g>
                  <svg:desc>plot.O3:plot.O9</svg:desc>
                </draw:g>
              </table:table-cell>
            </table:table-row>
            <table:table-row>
              <table:table-cell office:value-type="string">
                <text:p>banana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eese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mo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ong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iangle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angle_multi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7.298cm" svg:y="0.316cm" chart:style-name="ch2">
          <text:p>Shake</text:p>
        </chart:title>
        <chart:legend chart:legend-position="end" svg:x="13.77cm" svg:y="3.456cm" style:legend-expansion="high" chart:style-name="ch3"/>
        <chart:plot-area chart:style-name="ch4" table:cell-range-address="plot.K11:plot.O20" chart:data-source-has-labels="both" svg:x="0.32cm" svg:y="1.275cm" svg:width="13.13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1cm" svg:y="1.275cm" svg:width="12.089cm" svg:height="6.90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ot.K12:plot.K20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ot.L12:plot.L20" chart:label-cell-address="plot.L11:plot.L11" chart:class="chart:bar">
            <chart:data-point chart:repeated="9"/>
          </chart:series>
          <chart:series chart:style-name="ch10" chart:values-cell-range-address="plot.M12:plot.M20" chart:label-cell-address="plot.M11:plot.M11" chart:class="chart:bar">
            <chart:data-point chart:repeated="9"/>
          </chart:series>
          <chart:series chart:style-name="ch11" chart:values-cell-range-address="plot.N12:plot.N20" chart:label-cell-address="plot.N11:plot.N11" chart:class="chart:bar">
            <chart:data-point chart:repeated="9"/>
          </chart:series>
          <chart:series chart:style-name="ch12" chart:values-cell-range-address="plot.O12:plot.O20" chart:label-cell-address="plot.O11:plot.O1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00E+04</text:p>
                <draw:g>
                  <svg:desc>plot.L11:plot.L11</svg:desc>
                </draw:g>
              </table:table-cell>
              <table:table-cell office:value-type="string">
                <text:p>2.00E+05</text:p>
                <draw:g>
                  <svg:desc>plot.M11:plot.M11</svg:desc>
                </draw:g>
              </table:table-cell>
              <table:table-cell office:value-type="string">
                <text:p>2.00E+06</text:p>
                <draw:g>
                  <svg:desc>plot.N11:plot.N11</svg:desc>
                </draw:g>
              </table:table-cell>
              <table:table-cell office:value-type="string">
                <text:p>2.00E+09</text:p>
                <draw:g>
                  <svg:desc>plot.O11:plot.O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0</text:p>
                <draw:g>
                  <svg:desc>plot.K12:plot.K20</svg:desc>
                </draw:g>
              </table:table-cell>
              <table:table-cell office:value-type="float" office:value="3">
                <text:p>3</text:p>
                <draw:g>
                  <svg:desc>plot.L12:plot.L20</svg:desc>
                </draw:g>
              </table:table-cell>
              <table:table-cell office:value-type="float" office:value="5">
                <text:p>5</text:p>
                <draw:g>
                  <svg:desc>plot.M12:plot.M20</svg:desc>
                </draw:g>
              </table:table-cell>
              <table:table-cell office:value-type="float" office:value="4">
                <text:p>4</text:p>
                <draw:g>
                  <svg:desc>plot.N12:plot.N20</svg:desc>
                </draw:g>
              </table:table-cell>
              <table:table-cell office:value-type="float" office:value="4">
                <text:p>4</text:p>
                <draw:g>
                  <svg:desc>plot.O12:plot.O20</svg:desc>
                </draw:g>
              </table:table-cell>
            </table:table-row>
            <table:table-row>
              <table:table-cell office:value-type="string">
                <text:p>A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5.459cm" svg:y="0.316cm" chart:style-name="ch2">
          <text:p>Shake (without stiffness)</text:p>
        </chart:title>
        <chart:legend chart:legend-position="end" svg:x="13.77cm" svg:y="3.456cm" style:legend-expansion="high" chart:style-name="ch3"/>
        <chart:plot-area chart:style-name="ch4" table:cell-range-address="plot.P2:plot.T9" chart:data-source-has-labels="both" svg:x="0.32cm" svg:y="1.275cm" svg:width="13.13cm" svg:height="7.5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33cm" svg:y="1.275cm" svg:width="12.324cm" svg:height="6.90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plot.P3:plot.P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ot.Q3:plot.Q9" chart:label-cell-address="plot.Q2:plot.Q2" chart:class="chart:bar">
            <chart:data-point chart:repeated="7"/>
          </chart:series>
          <chart:series chart:style-name="ch10" chart:values-cell-range-address="plot.R3:plot.R9" chart:label-cell-address="plot.R2:plot.R2" chart:class="chart:bar">
            <chart:data-point chart:repeated="7"/>
          </chart:series>
          <chart:series chart:style-name="ch11" chart:values-cell-range-address="plot.S3:plot.S9" chart:label-cell-address="plot.S2:plot.S2" chart:class="chart:bar">
            <chart:data-point chart:repeated="7"/>
          </chart:series>
          <chart:series chart:style-name="ch12" chart:values-cell-range-address="plot.T3:plot.T9" chart:label-cell-address="plot.T2:plot.T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.00E+04</text:p>
                <draw:g>
                  <svg:desc>plot.Q2:plot.Q2</svg:desc>
                </draw:g>
              </table:table-cell>
              <table:table-cell office:value-type="string">
                <text:p>2.00E+05</text:p>
                <draw:g>
                  <svg:desc>plot.R2:plot.R2</svg:desc>
                </draw:g>
              </table:table-cell>
              <table:table-cell office:value-type="string">
                <text:p>2.00E+06</text:p>
                <draw:g>
                  <svg:desc>plot.S2:plot.S2</svg:desc>
                </draw:g>
              </table:table-cell>
              <table:table-cell office:value-type="string">
                <text:p>2.00E+09</text:p>
                <draw:g>
                  <svg:desc>plot.T2:plot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ymmetrical</text:p>
                <draw:g>
                  <svg:desc>plot.P3:plot.P9</svg:desc>
                </draw:g>
              </table:table-cell>
              <table:table-cell office:value-type="float" office:value="2">
                <text:p>2</text:p>
                <draw:g>
                  <svg:desc>plot.Q3:plot.Q9</svg:desc>
                </draw:g>
              </table:table-cell>
              <table:table-cell office:value-type="float" office:value="4">
                <text:p>4</text:p>
                <draw:g>
                  <svg:desc>plot.R3:plot.R9</svg:desc>
                </draw:g>
              </table:table-cell>
              <table:table-cell office:value-type="float" office:value="3">
                <text:p>3</text:p>
                <draw:g>
                  <svg:desc>plot.S3:plot.S9</svg:desc>
                </draw:g>
              </table:table-cell>
              <table:table-cell office:value-type="float" office:value="2">
                <text:p>2</text:p>
                <draw:g>
                  <svg:desc>plot.T3:plot.T9</svg:desc>
                </draw:g>
              </table:table-cell>
            </table:table-row>
            <table:table-row>
              <table:table-cell office:value-type="string">
                <text:p>banana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ees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mo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pong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iangle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iangle_mult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